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center" style:justify-single-word="false"/>
      <style:text-properties style:font-name="Arial" fo:font-size="14pt" style:font-size-asian="14pt" style:font-size-complex="14pt"/>
    </style:style>
    <style:style style:name="P2" style:family="paragraph" style:parent-style-name="Preformatted_20_Text">
      <style:paragraph-properties fo:line-height="150%" fo:text-align="justify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paragraph-properties fo:line-height="150%"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ildeliste</text:p>
      <text:p text:style-name="P1"/>
      <text:p text:style-name="P2">Dokumentation</text:p>
      <text:p text:style-name="P3">Svelte<text:tab/><text:tab/><text:tab/><text:tab/><text:tab/><text:a xlink:type="simple" xlink:href="https://svelte.dev/" text:style-name="Internet_20_link" text:visited-style-name="Visited_20_Internet_20_Link">https://svelte.dev/</text:a></text:p>
      <text:p text:style-name="P3">Node.js<text:tab/><text:tab/><text:tab/><text:tab/><text:a xlink:type="simple" xlink:href="https://nodejs.org/en" text:style-name="Internet_20_link" text:visited-style-name="Visited_20_Internet_20_Link">https://nodejs.org/en</text:a></text:p>
      <text:p text:style-name="P3">Tailwind CSS<text:tab/><text:tab/><text:tab/><text:tab/><text:a xlink:type="simple" xlink:href="https://tailwindcss.com/" text:style-name="Internet_20_link" text:visited-style-name="Visited_20_Internet_20_Link">https://tailwindcss.com/</text:a></text:p>
      <text:p text:style-name="P3">Svelte Material UI<text:tab/><text:tab/><text:tab/><text:a xlink:type="simple" xlink:href="https://sveltematerialui.com/" text:style-name="Internet_20_link" text:visited-style-name="Visited_20_Internet_20_Link">https://sveltematerialui.com/</text:a></text:p>
      <text:p text:style-name="P3">SQLite3<text:tab/><text:tab/><text:tab/><text:tab/><text:a xlink:type="simple" xlink:href="https://www.sqlite.org/index.html" text:style-name="Internet_20_link" text:visited-style-name="Visited_20_Internet_20_Link">https://www.sqlite.org/index.html</text:a></text:p>
      <text:p text:style-name="P3">Firebase<text:tab/><text:tab/><text:tab/><text:tab/><text:a xlink:type="simple" xlink:href="https://firebase.google.com/" text:style-name="Internet_20_link" text:visited-style-name="Visited_20_Internet_20_Link">https://firebase.google.com/</text:a></text:p>
      <text:p text:style-name="P3">Express<text:tab/><text:tab/><text:tab/><text:tab/><text:a xlink:type="simple" xlink:href="https://expressjs.com/" text:style-name="Internet_20_link" text:visited-style-name="Visited_20_Internet_20_Link">https://expressjs.com/</text:a></text:p>
      <text:p text:style-name="P3">Event Calendar<text:tab/><text:tab/><text:tab/><text:a xlink:type="simple" xlink:href="https://github.com/vkurko/calendar" text:style-name="Internet_20_link" text:visited-style-name="Visited_20_Internet_20_Link">https://github.com/vkurko/calendar</text:a></text:p>
      <text:p text:style-name="P3"/>
      <text:p text:style-name="P2">Bøger</text:p>
      <text:p text:style-name="P3">Craig Larman, 2005, Applying UML And Patterns, 3. udg.</text:p>
      <text:p text:style-name="P3">Joel Murach, 2015, MySQL, 2. udg.</text:p>
      <text:p text:style-name="P3">Roger Pressman, 2015, Software Engineering, 8. ud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01-05T03:55:35.77</dc:date>
    <dc:creator>Kasper Jensen</dc:creator>
    <meta:generator>OpenOffice/4.1.14$Win32 OpenOffice.org_project/4114m1$Build-9811</meta:generator>
    <meta:editing-duration>PT7M49S</meta:editing-duration>
    <meta:editing-cycles>5</meta:editing-cycles>
    <meta:document-statistic meta:table-count="0" meta:image-count="0" meta:object-count="0" meta:page-count="1" meta:paragraph-count="14" meta:word-count="45" meta:character-count="486"/>
  </office:meta>
</office:document-meta>
</file>